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82cm" svg:stroke-color="#00660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2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469cm" fo:min-width="2.49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1.565cm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5cm" fo:min-width="0.93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73cm" fo:min-width="0.932cm" fo:padding-top="0.165cm" fo:padding-bottom="0.165cm" fo:padding-left="0.29cm" fo:padding-right="0.29cm"/>
    </style:style>
    <style:style style:name="gr6" style:family="graphic" style:parent-style-name="standard">
      <style:graphic-properties svg:stroke-width="0.282cm" svg:stroke-color="#ff3333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7" style:family="graphic" style:parent-style-name="standard">
      <style:graphic-properties svg:stroke-width="0.106cm" svg:stroke-color="#006600" draw:marker-start-width="0.358cm" draw:marker-end="Arrow" draw:marker-end-width="0.358cm" draw:fill="solid" draw:fill-color="#eeeeee" draw:textarea-horizontal-align="justify" draw:textarea-vertical-align="middle" draw:auto-grow-height="false" fo:min-height="0.584cm" fo:min-width="1.045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2.333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="Arrow" draw:marker-end-width="0.358cm" draw:fill="solid" draw:fill-color="#eeeeee" draw:textarea-horizontal-align="justify" draw:textarea-vertical-align="middle" draw:auto-grow-height="false" fo:min-height="0.583cm" fo:min-width="2.149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282cm" svg:stroke-color="#006600" draw:marker-start-width="0.723cm" draw:marker-end="Symmetric_20_Arrow" draw:marker-end-width="0.723cm" draw:fill="none" draw:textarea-horizontal-align="center" draw:textarea-vertical-align="middle" fo:padding-top="0.266cm" fo:padding-bottom="0.266cm" fo:padding-left="0.391cm" fo:padding-right="0.391cm"/>
    </style:style>
    <style:style style:name="gr11" style:family="graphic" style:parent-style-name="standard">
      <style:graphic-properties svg:stroke-width="0.106cm" svg:stroke-color="#006600" draw:marker-start-width="0.358cm" draw:marker-end="Arrow" draw:marker-end-width="0.358cm" draw:fill="solid" draw:fill-color="#eeeeee" draw:textarea-horizontal-align="justify" draw:textarea-vertical-align="middle" draw:auto-grow-height="false" fo:min-height="0.584cm" fo:min-width="2.08cm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af0c4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4" style:family="paragraph">
      <loext:graphic-properties draw:fill="solid" draw:fill-color="#cfe7f5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5" style:family="paragraph">
      <loext:graphic-properties draw:fill="solid" draw:fill-color="#eeeeee"/>
      <style:paragraph-properties fo:text-align="center"/>
      <style:text-properties fo:color="#006600" style:font-name="Courier New1" fo:font-size="18pt" fo:font-style="normal" fo:text-shadow="none" style:text-underline-style="none" fo:font-weight="bold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fo:color="#ff0000" style:font-name="Courier New1" fo:font-size="18pt" fo:font-style="normal" fo:font-weight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8pt" fo:font-style="normal" fo:font-weight="bold" style:font-size-asian="18pt" style:font-size-complex="18pt"/>
    </style:style>
    <style:style style:name="T2" style:family="text">
      <style:text-properties fo:color="#006600" style:font-name="Courier New1" fo:font-size="18pt" fo:font-style="normal" fo:text-shadow="none" style:text-underline-style="none" fo:font-weight="bold" style:font-size-asian="7pt" style:font-size-complex="7pt"/>
    </style:style>
    <style:style style:name="T3" style:family="text">
      <style:text-properties fo:color="#ff0000" style:font-name="Courier New1" fo:font-size="18pt" fo:font-style="normal" fo:font-weight="bold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28.513cm" svg:y1="4.879cm" svg:x2="27.267cm" svg:y2="4.877cm" draw:start-shape="id1" draw:start-glue-point="3" draw:end-shape="id2" draw:end-glue-point="7" svg:d="M28513 4879h-629v-2h-617" svg:viewBox="0 0 1247 3">
          <text:p/>
        </draw:connector>
        <draw:custom-shape draw:style-name="gr2" draw:text-style-name="P3" xml:id="id1" draw:id="id1" draw:layer="layout" svg:width="3.101cm" svg:height="1.823cm" svg:x="28.513cm" svg:y="3.968cm">
          <draw:glue-point draw:id="4" svg:x="-0.902cm" svg:y="-0.508cm" draw:align="center"/>
          <draw:glue-point draw:id="5" svg:x="3.246cm" svg:y="-5cm"/>
          <text:p text:style-name="P2"><text:span text:style-name="T1">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2.169cm" svg:height="1.676cm" svg:x="3.56cm" svg:y="4.065cm">
          <draw:glue-point draw:id="4" svg:x="-0.902cm" svg:y="-0.508cm" draw:align="center"/>
          <draw:glue-point draw:id="5" svg:x="3.246cm" svg:y="-5cm"/>
          <text:p text:style-name="P2"><text:span text:style-name="T1">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3.022cm" svg:height="2.359cm" svg:x="14.91cm" svg:y="3.703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2" draw:id="id2" draw:layer="layout" svg:width="3.023cm" svg:height="2.405cm" svg:x="24.244cm" svg:y="3.674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6.421cm" svg:y1="6.062cm" svg:x2="16.403cm" svg:y2="6.88cm" draw:start-shape="id3" draw:start-glue-point="6" draw:end-shape="id4" draw:end-glue-point="4" svg:d="M16421 6062v403h-18v415" svg:viewBox="0 0 19 819">
          <text:p/>
        </draw:connector>
        <draw:connector draw:style-name="gr6" draw:text-style-name="P1" draw:layer="layout" svg:x1="8.308cm" svg:y1="6.064cm" svg:x2="14.456cm" svg:y2="7.542cm" draw:start-shape="id5" draw:start-glue-point="6" draw:end-shape="id4" svg:d="M8308 6064v1478h6148" svg:viewBox="0 0 6149 1479">
          <text:p/>
        </draw:connector>
        <draw:custom-shape draw:style-name="gr4" draw:text-style-name="P4" xml:id="id5" draw:id="id5" draw:layer="layout" svg:width="3.022cm" svg:height="2.359cm" svg:x="6.797cm" svg:y="3.705cm">
          <text:p text:style-name="P2"><text:span text:style-name="T1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2.331cm" svg:height="1.326cm" svg:x="2.488cm" svg:y="2.739cm">
          <text:p text:style-name="P2"><text:span text:style-name="T2">Ide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2.937cm" svg:height="1.675cm" svg:x="10.931cm" svg:y="4.042cm">
          <draw:glue-point draw:id="4" svg:x="-0.902cm" svg:y="-0.508cm" draw:align="center"/>
          <draw:glue-point draw:id="5" svg:x="3.246cm" svg:y="-5cm"/>
          <text:p text:style-name="P2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3.868cm" svg:y1="4.879cm" svg:x2="14.912cm" svg:y2="4.883cm" draw:start-shape="id6" draw:start-glue-point="1" svg:d="M13868 4879h798v4h246" svg:viewBox="0 0 1045 5">
          <text:p/>
        </draw:connector>
        <draw:connector draw:style-name="gr1" draw:text-style-name="P1" draw:layer="layout" svg:x1="9.819cm" svg:y1="4.885cm" svg:x2="10.931cm" svg:y2="4.879cm" draw:start-shape="id5" draw:start-glue-point="7" draw:end-shape="id6" draw:end-glue-point="3" svg:d="M9819 4885h550v-6h562" svg:viewBox="0 0 1113 7">
          <text:p/>
        </draw:connector>
        <draw:custom-shape draw:style-name="gr9" draw:text-style-name="P6" xml:id="id4" draw:id="id4" draw:layer="layout" svg:width="3.893cm" svg:height="1.325cm" svg:x="14.456cm" svg:y="6.88cm">
          <text:p text:style-name="P2"><text:span text:style-name="T3">Rej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729cm" svg:y1="4.903cm" svg:x2="6.797cm" svg:y2="4.885cm" draw:start-shape="id7" draw:start-glue-point="1" draw:end-shape="id5" draw:end-glue-point="5" svg:d="M5729 4903h540v-18h528" svg:viewBox="0 0 1069 19">
          <text:p/>
        </draw:connector>
        <draw:connector draw:style-name="gr10" draw:text-style-name="P7" draw:layer="layout" draw:type="line" svg:x1="17.932cm" svg:y1="4.883cm" svg:x2="19.211cm" svg:y2="4.862cm" draw:start-shape="id3" draw:start-glue-point="7" draw:end-shape="id8" draw:end-glue-point="6" svg:d="M17932 4883l1279-21" svg:viewBox="0 0 1280 22">
          <text:p/>
        </draw:connector>
        <draw:connector draw:style-name="gr10" draw:text-style-name="P7" draw:layer="layout" draw:type="line" svg:x1="23.007cm" svg:y1="4.862cm" svg:x2="24.244cm" svg:y2="4.877cm" draw:start-shape="id8" draw:end-shape="id2" draw:end-glue-point="5" svg:d="M23007 4862l1237 15" svg:viewBox="0 0 1238 16">
          <text:p/>
        </draw:connector>
        <draw:custom-shape draw:style-name="gr7" draw:text-style-name="P5" draw:layer="layout" svg:width="2.331cm" svg:height="1.326cm" svg:x="9.819cm" svg:y="2.716cm">
          <text:p text:style-name="P2"><text:span text:style-name="T2">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3.796cm" svg:height="1.326cm" svg:x="19.211cm" svg:y="4.199cm">
          <text:p text:style-name="P2"><text:span text:style-name="T2">Rele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756cm" svg:y1="6.079cm" svg:x2="18.349cm" svg:y2="7.543cm" draw:start-shape="id2" draw:start-glue-point="6" draw:end-shape="id4" draw:end-glue-point="10" svg:d="M25756 6079v1464h-7407" svg:viewBox="0 0 7408 1465">
          <text:p/>
        </draw:connector>
        <draw:connector draw:style-name="gr1" draw:text-style-name="P1" draw:layer="layout" draw:line-skew="-0.929cm" svg:x1="25.756cm" svg:y1="3.674cm" svg:x2="12.399cm" svg:y2="4.042cm" draw:start-shape="id2" draw:start-glue-point="4" draw:end-shape="id6" svg:d="M25756 3674v-1471h-13357v1839" svg:viewBox="0 0 13358 1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3T22:58:52.85</meta:creation-date>
    <dc:date>2017-02-05T23:46:08.394000000</dc:date>
    <meta:editing-duration>PT13H5M26S</meta:editing-duration>
    <meta:editing-cycles>28</meta:editing-cycles>
    <meta:generator>LibreOffice/5.2.4.2$Windows_x86 LibreOffice_project/3d5603e1122f0f102b62521720ab13a38a4e0eb0</meta:generator>
    <meta:document-statistic meta:object-count="20"/>
  </office:meta>
</office:document-meta>
</file>